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/>
    <style:font-face style:name="Lato" svg:font-family="Lato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0.85cm" fo:min-width="9.2cm"/>
    </style:style>
    <style:style style:name="gr2" style:family="graphic" style:parent-style-name="standard">
      <style:graphic-properties draw:stroke="none" svg:stroke-color="#000000" draw:fill="none" draw:fill-color="#ffffff" fo:min-height="2.259cm"/>
    </style:style>
    <style:style style:name="gr3" style:family="graphic" style:parent-style-name="objectwithoutfill">
      <style:graphic-properties draw:marker-end="Half_20_Arrow_20_Left" draw:marker-end-width="0.3cm" draw:fill="solid" draw:textarea-vertical-align="middle"/>
    </style:style>
    <style:style style:name="gr4" style:family="graphic" style:parent-style-name="standard">
      <style:graphic-properties draw:opacity="50%" draw:opacity-name="" draw:textarea-horizontal-align="justify" draw:textarea-vertical-align="middle" draw:auto-grow-height="false" fo:min-height="1.779cm" fo:min-width="1.415cm"/>
    </style:style>
    <style:style style:name="gr5" style:family="graphic" style:parent-style-name="objectwithoutfill">
      <style:graphic-properties draw:marker-end="Arrow_20_concave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949cm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standard">
      <style:graphic-properties draw:opacity="50%" draw:opacity-name="" draw:textarea-horizontal-align="justify" draw:textarea-vertical-align="middle" draw:auto-grow-height="false" fo:min-height="1.779cm" fo:min-width="1.415cm" draw:shadow="hidden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style:font-name="Ubuntu" fo:font-size="12pt" fo:font-style="italic" style:font-size-asian="12pt" style:font-style-asian="italic" style:font-size-complex="12pt" style:font-style-complex="italic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opacity="50%"/>
      <style:paragraph-properties fo:text-align="center"/>
      <style:text-properties style:font-name="Ubuntu" fo:font-size="14pt" fo:font-style="italic" style:font-size-asian="14pt" style:font-style-asian="italic" style:font-size-complex="14pt" style:font-style-complex="italic"/>
    </style:style>
    <style:style style:name="P6" style:family="paragraph">
      <loext:graphic-properties draw:fill="solid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7" style:family="paragraph">
      <style:text-properties style:font-name="Ubuntu" fo:font-size="12pt" fo:font-style="italic" style:font-size-asian="12pt" style:font-style-asian="italic" style:font-size-complex="12pt" style:font-style-complex="italic"/>
    </style:style>
    <style:style style:name="P8" style:family="paragraph">
      <loext:graphic-properties draw:fill="none" draw:fill-color="#ffffff"/>
    </style:style>
    <style:style style:name="T1" style:family="text">
      <style:text-properties style:font-name="Ubuntu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font-name="Ubuntu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Ubuntu" fo:font-size="14pt" fo:font-style="normal" style:font-name-asian="Lato" style:font-size-asian="14pt" style:font-style-asian="normal" style:font-name-complex="Lato" style:font-size-complex="14pt" style:font-style-complex="normal"/>
    </style:style>
    <style:style style:name="T5" style:family="text">
      <style:text-properties style:font-name="Ubuntu" fo:font-size="14pt" fo:font-style="italic" style:font-name-asian="Lato" style:font-size-asian="14pt" style:font-style-asian="italic" style:font-name-complex="Lato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9.7cm" svg:height="11.1cm" svg:x="1.2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937cm" svg:height="2.509cm" svg:x="7.8cm" svg:y="12.9cm">
          <draw:text-box>
            <text:p><text:span text:style-name="T1">Espacio </text:span></text:p>
            <text:p><text:span text:style-name="T1">muestral S</text:span></text:p>
          </draw:text-box>
        </draw:frame>
        <draw:line draw:style-name="gr3" draw:text-style-name="P3" draw:layer="layout" svg:x1="8.5cm" svg:y1="13.1cm" svg:x2="8.2cm" svg:y2="12.2cm">
          <text:p/>
        </draw:line>
        <draw:custom-shape draw:style-name="gr4" draw:text-style-name="P5" draw:layer="layout" svg:width="2.707cm" svg:height="2.869cm" svg:x="5.7cm" svg:y="4.8cm">
          <text:p text:style-name="P4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7.9cm" svg:y1="7.5cm" svg:x2="8.3cm" svg:y2="8.9cm">
          <text:p text:style-name="P4"><text:span text:style-name="T3">Unión</text:span></text:p>
        </draw:line>
        <draw:custom-shape draw:style-name="gr4" draw:text-style-name="P5" draw:layer="layout" svg:width="2.707cm" svg:height="2.869cm" svg:x="7.578cm" svg:y="4.8cm">
          <text:p text:style-name="P4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2.3cm" svg:height="1.199cm" svg:x="3.2cm" svg:y="6.3cm">
          <draw:text-box>
            <text:p text:style-name="P7"><text:span text:style-name="T1">Se cruzan</text:span></text:p>
          </draw:text-box>
        </draw:frame>
        <draw:frame draw:style-name="gr7" draw:text-style-name="P2" draw:layer="layout" svg:width="4.5cm" svg:height="0.8cm" svg:x="1.4cm" svg:y="4.2cm">
          <draw:text-box>
            <text:p text:style-name="P7"><text:span text:style-name="T1">Dos eventos A y B</text:span></text:p>
          </draw:text-box>
        </draw:frame>
        <draw:custom-shape draw:style-name="gr4" draw:text-style-name="P5" draw:layer="layout" svg:width="2.707cm" svg:height="2.869cm" svg:x="1.3cm" svg:y="1.231cm">
          <text:p text:style-name="P4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707cm" svg:height="2.869cm" svg:x="4.275cm" svg:y="1.281cm">
          <text:p text:style-name="P4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6.2cm" svg:y1="4.2cm" svg:x2="6.4cm" svg:y2="4.7cm">
          <text:p/>
        </draw:line>
        <draw:frame draw:style-name="gr6" draw:text-style-name="P2" draw:layer="layout" svg:width="4.8cm" svg:height="1.199cm" svg:x="3.2cm" svg:y="10.2cm">
          <draw:text-box>
            <text:p text:style-name="P7"><text:span text:style-name="T1">Intersección de ambos</text:span></text:p>
          </draw:text-box>
        </draw:frame>
        <draw:path draw:style-name="gr8" draw:text-style-name="P5" draw:layer="layout" svg:width="0.828cm" svg:height="2.095cm" svg:x="8.171cm" svg:y="9.3cm" svg:viewBox="0 0 829 2096" svg:d="M829 1048c0 420-157 790-415 1048-257-258-414-628-414-1048 0-421 157-790 414-1048 258 258 415 627 415 1048z">
          <text:p/>
        </draw:path>
        <draw:frame draw:style-name="gr9" draw:text-style-name="P8" draw:layer="layout" svg:width="2.1cm" svg:height="0.9cm" svg:x="8.7cm" svg:y="10.7cm">
          <draw:text-box>
            <text:p><text:span text:style-name="T2">A</text:span><text:span text:style-name="T4">∩</text:span><text:span text:style-name="T5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/>
    <style:font-face style:name="Lato" svg:font-family="Lato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Half_20_Arrow_20_Left" draw:display-name="Half Arrow Left" svg:viewBox="0 0 10 15" svg:d="M10 0zM5 0l-5 15h5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8T12:40:47.923741464</meta:creation-date>
    <meta:editing-duration>PT19M40S</meta:editing-duration>
    <meta:editing-cycles>5</meta:editing-cycles>
    <meta:generator>LibreOffice/6.0.7.3$Linux_X86_64 LibreOffice_project/00m0$Build-3</meta:generator>
    <dc:date>2019-09-28T13:21:03.118096022</dc:date>
    <meta:document-statistic meta:object-count="14"/>
  </office:meta>
</office:document-meta>
</file>